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-color="#ffcc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8cm" svg:height="3.8cm" svg:x="2.4cm" svg:y="9.4cm">
          <text:p text:style-name="P1"><text:span text:style-name="T1">Motor de B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6cm" svg:height="1.9cm" svg:x="2.2cm" svg:y="16.3cm">
          <text:p text:style-name="P1"><text:span text:style-name="T2">Módulos de ETL Igu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.976cm" svg:height="1.741cm" svg:x="2.424cm" svg:y="18.5cm">
          <text:p text:style-name="P4"><text:span text:style-name="T3">SugarC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5.1cm" svg:height="1.6cm" svg:x="7.6cm" svg:y="18.6cm">
          <text:p text:style-name="P4"><text:span text:style-name="T3">Jooml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5.4cm" svg:height="1.9cm" svg:x="13cm" svg:y="18.5cm">
          <text:p text:style-name="P4"><text:span text:style-name="T3">dotPro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6cm" svg:height="1.9cm" svg:x="2.4cm" svg:y="13.7cm">
          <text:p text:style-name="P3"><text:span text:style-name="T2">Aplicações de BI - Igu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io </meta:initial-creator>
    <meta:creation-date>2012-07-28T09:44:31</meta:creation-date>
    <dc:date>2012-07-28T09:58:26</dc:date>
    <dc:creator>marcio </dc:creator>
    <meta:editing-duration>PT13M55S</meta:editing-duration>
    <meta:editing-cycles>2</meta:editing-cycles>
    <meta:generator>LibreOffice/3.4$Linux LibreOffice_project/340m1$Build-502</meta:generator>
    <meta:document-statistic meta:object-count="6"/>
  </office:meta>
</office:document-meta>
</file>